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bec" officeooo:paragraph-rsid="001bcbec"/>
    </style:style>
    <style:style style:name="P2" style:family="paragraph" style:parent-style-name="Standard">
      <style:text-properties officeooo:rsid="001bcbec" officeooo:paragraph-rsid="00248ced"/>
    </style:style>
    <style:style style:name="P3" style:family="paragraph" style:parent-style-name="Standard">
      <style:text-properties officeooo:rsid="001fde6f" officeooo:paragraph-rsid="001fde6f"/>
    </style:style>
    <style:style style:name="P4" style:family="paragraph" style:parent-style-name="Standard">
      <style:text-properties officeooo:rsid="0024212d" officeooo:paragraph-rsid="00230ccf"/>
    </style:style>
    <style:style style:name="P5" style:family="paragraph" style:parent-style-name="Standard">
      <style:text-properties style:font-name="Tahoma" fo:font-size="9pt" officeooo:rsid="001bcbec" officeooo:paragraph-rsid="001bcbec" style:font-size-asian="9pt"/>
    </style:style>
    <style:style style:name="P6" style:family="paragraph" style:parent-style-name="Standard">
      <style:text-properties officeooo:paragraph-rsid="00359176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Tahoma" fo:font-size="9pt" style:font-size-asian="9pt"/>
    </style:style>
    <style:style style:name="P8" style:family="paragraph" style:parent-style-name="Standard">
      <style:paragraph-properties fo:margin-left="0.635cm" fo:margin-right="0cm" fo:margin-top="0cm" fo:margin-bottom="0.002cm" loext:contextual-spacing="false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ahoma" fo:font-size="9pt" style:font-size-asian="9pt"/>
    </style:style>
    <style:style style:name="P10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officeooo:paragraph-rsid="00359176"/>
    </style:style>
    <style:style style:name="P11" style:family="paragraph" style:parent-style-name="Standard" style:list-style-name="L1">
      <style:text-properties officeooo:rsid="001bcbec" officeooo:paragraph-rsid="001bcbec"/>
    </style:style>
    <style:style style:name="P12" style:family="paragraph" style:parent-style-name="Standard" style:list-style-name="L1">
      <style:text-properties officeooo:rsid="001efc82" officeooo:paragraph-rsid="001efc82"/>
    </style:style>
    <style:style style:name="P13" style:family="paragraph" style:parent-style-name="Standard" style:list-style-name="L1">
      <style:text-properties officeooo:rsid="002f965d" officeooo:paragraph-rsid="002f965d"/>
    </style:style>
    <style:style style:name="P14" style:family="paragraph" style:parent-style-name="Standard" style:list-style-name="L1">
      <style:text-properties officeooo:rsid="0026d6d8" officeooo:paragraph-rsid="0026d6d8"/>
    </style:style>
    <style:style style:name="P15" style:family="paragraph" style:parent-style-name="Standard" style:list-style-name="L1">
      <style:text-properties officeooo:rsid="00267c8c" officeooo:paragraph-rsid="00267c8c"/>
    </style:style>
    <style:style style:name="P16" style:family="paragraph" style:parent-style-name="Standard" style:list-style-name="L1">
      <style:text-properties officeooo:rsid="001fde6f" officeooo:paragraph-rsid="001fde6f"/>
    </style:style>
    <style:style style:name="P17" style:family="paragraph" style:parent-style-name="Standard" style:list-style-name="L1">
      <style:text-properties officeooo:rsid="001fde6f" officeooo:paragraph-rsid="0021a619"/>
    </style:style>
    <style:style style:name="P18" style:family="paragraph" style:parent-style-name="Standard" style:list-style-name="L1">
      <style:text-properties officeooo:rsid="0027e3c9" officeooo:paragraph-rsid="001fde6f"/>
    </style:style>
    <style:style style:name="P19" style:family="paragraph" style:parent-style-name="Standard" style:list-style-name="L1">
      <style:text-properties officeooo:rsid="0021a619" officeooo:paragraph-rsid="0021a619"/>
    </style:style>
    <style:style style:name="P20" style:family="paragraph" style:parent-style-name="Standard" style:list-style-name="L1">
      <style:text-properties officeooo:rsid="00248ced" officeooo:paragraph-rsid="00248ced"/>
    </style:style>
    <style:style style:name="P21" style:family="paragraph" style:parent-style-name="Standard" style:list-style-name="L1">
      <style:text-properties officeooo:rsid="00345150" officeooo:paragraph-rsid="00345150"/>
    </style:style>
    <style:style style:name="P22" style:family="paragraph" style:parent-style-name="Standard" style:list-style-name="L1">
      <style:text-properties officeooo:rsid="002b0b56" officeooo:paragraph-rsid="00345150"/>
    </style:style>
    <style:style style:name="P23" style:family="paragraph" style:parent-style-name="Standard">
      <style:text-properties style:font-name="Tahoma" fo:font-size="9pt" officeooo:rsid="001bcbec" officeooo:paragraph-rsid="00359176" style:font-size-asian="9pt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Tahoma" fo:font-size="9pt" style:font-size-asian="9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Tahoma" fo:font-size="9pt" officeooo:paragraph-rsid="00359176" style:font-size-asian="9pt"/>
    </style:style>
    <style:style style:name="P26" style:family="paragraph" style:parent-style-name="Standard" style:list-style-name="WWNum1">
      <style:paragraph-properties fo:margin-left="0.635cm" fo:margin-right="0cm" fo:margin-top="0cm" fo:margin-bottom="0.002cm" loext:contextual-spacing="false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27" style:family="paragraph" style:parent-style-name="Standard" style:list-style-name="WWNum2">
      <style:paragraph-properties fo:margin-left="0.635cm" fo:margin-right="0cm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28" style:family="paragraph" style:parent-style-name="Standard" style:list-style-name="WWNum3">
      <style:paragraph-properties fo:margin-left="0.635cm" fo:margin-right="0cm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29" style:family="paragraph" style:parent-style-name="Standard" style:list-style-name="WWNum5">
      <style:paragraph-properties fo:margin-left="0.635cm" fo:margin-right="0cm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30" style:family="paragraph" style:parent-style-name="Standard">
      <style:paragraph-properties fo:margin-top="0cm" fo:margin-bottom="0.002cm" loext:contextual-spacing="false" fo:text-align="start" style:justify-single-word="false" style:writing-mode="lr-tb"/>
      <style:text-properties style:font-name="Tahoma" fo:font-size="9pt" style:font-size-asian="9pt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Tahoma" fo:font-size="9pt" style:font-size-asian="9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ahoma" fo:font-size="9pt" style:font-size-asian="9pt"/>
    </style:style>
    <style:style style:name="P33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style:font-name="Tahoma" fo:font-size="9pt" officeooo:rsid="001bcbec" officeooo:paragraph-rsid="00359176" style:font-size-asian="9pt"/>
    </style:style>
    <style:style style:name="P34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1bcbec" officeooo:paragraph-rsid="00359176" style:font-size-asian="9pt"/>
    </style:style>
    <style:style style:name="P35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paragraph-rsid="00359176" style:font-size-asian="9pt"/>
    </style:style>
    <style:style style:name="P36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P37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</style:style>
    <style:style style:name="P38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officeooo:paragraph-rsid="00384c1f"/>
    </style:style>
    <style:style style:name="P39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officeooo:paragraph-rsid="00388e67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officeooo:paragraph-rsid="00388e67"/>
    </style:style>
    <style:style style:name="T1" style:family="text">
      <style:text-properties officeooo:rsid="001fde6f"/>
    </style:style>
    <style:style style:name="T2" style:family="text">
      <style:text-properties officeooo:rsid="0023e06a"/>
    </style:style>
    <style:style style:name="T3" style:family="text">
      <style:text-properties officeooo:rsid="0026d6d8"/>
    </style:style>
    <style:style style:name="T4" style:family="text">
      <style:text-properties officeooo:rsid="002d9718"/>
    </style:style>
    <style:style style:name="T5" style:family="text">
      <style:text-properties officeooo:rsid="002f965d"/>
    </style:style>
    <style:style style:name="T6" style:family="text">
      <style:text-properties officeooo:rsid="00316355"/>
    </style:style>
    <style:style style:name="T7" style:family="text">
      <style:text-properties officeooo:rsid="00321900"/>
    </style:style>
    <style:style style:name="T8" style:family="text">
      <style:text-properties style:font-name="Tahoma" fo:font-size="9pt" style:font-size-asian="9pt"/>
    </style:style>
    <style:style style:name="T9" style:family="text">
      <style:text-properties style:font-name="Tahoma" fo:font-size="9pt" officeooo:rsid="001bcbec" style:font-size-asian="9pt"/>
    </style:style>
    <style:style style:name="T10" style:family="text">
      <style:text-properties style:font-name="Tahoma" fo:font-size="9pt" officeooo:rsid="00384c1f" style:font-size-asian="9pt"/>
    </style:style>
    <style:style style:name="T11" style:family="text">
      <style:text-properties style:font-name="Tahoma" fo:font-size="9pt" officeooo:rsid="00388e67" style:font-size-asian="9pt"/>
    </style:style>
    <style:style style:name="T12" style:family="text">
      <style:text-properties officeooo:rsid="00345150"/>
    </style:style>
    <style:style style:name="T13" style:family="text">
      <style:text-properties fo:color="#0000ff" style:font-name="Tahoma" fo:font-size="9pt" style:text-underline-style="solid" style:text-underline-width="auto" style:text-underline-color="font-color" officeooo:rsid="001bcbec" style:font-name-asian="Tahoma1" style:font-size-asian="9pt" style:font-name-complex="Tahoma1"/>
    </style:style>
    <style:style style:name="T14" style:family="text">
      <style:text-properties officeooo:rsid="00384c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visão</text:span>:</text:p>
      <text:p text:style-name="P1"/>
      <text:list xml:id="list148271043" text:style-name="L1">
        <text:list-item>
          <text:p text:style-name="P11">Diagrama de Estados:</text:p>
          <text:list>
            <text:list-header>
              <text:p text:style-name="P12"/>
            </text:list-header>
            <text:list-item>
              <text:p text:style-name="P11">Verificar a utilização do endpoint</text:p>
            </text:list-item>
            <text:list-item>
              <text:p text:style-name="P13">Verificar utilização do fork</text:p>
            </text:list-item>
            <text:list-item>
              <text:p text:style-name="P11">“<text:span text:style-name="T1">manutenção em execução” - <text:s/>nome estranho</text:span></text:p>
            </text:list-item>
            <text:list-item>
              <text:p text:style-name="P14"><text:span text:style-name="T4">O sistema deve avisar o estado de </text:span>atrasado/adiantado? </text:p>
            </text:list-item>
            <text:list-item>
              <text:p text:style-name="P15"><text:span text:style-name="T4">O sistema deve</text:span> <text:span text:style-name="T3">exportar </text:span>relatório<text:span text:style-name="T5">s</text:span>? Avisos?</text:p>
            </text:list-item>
          </text:list>
        </text:list-item>
      </text:list>
      <text:p text:style-name="P1"/>
      <text:list xml:id="list171855097700978" text:continue-numbering="true" text:style-name="L1">
        <text:list-item>
          <text:p text:style-name="P11">BPMN:</text:p>
          <text:list>
            <text:list-item>
              <text:p text:style-name="P16">Consultas</text:p>
            </text:list-item>
            <text:list-item>
              <text:p text:style-name="P16"><text:span text:style-name="T6">Verificar a r</text:span>epresentação <text:span text:style-name="T6">de</text:span> entrada de alterações </text:p>
            </text:list-item>
            <text:list-item>
              <text:p text:style-name="P16">Homologação da obra <text:span text:style-name="T7">pode ter um fluxo de retorno (não homologado?)</text:span></text:p>
              <text:p text:style-name="P16"/>
            </text:list-item>
          </text:list>
        </text:list-item>
      </text:list>
      <text:p text:style-name="P3"/>
      <text:list xml:id="list171856686602481" text:continue-numbering="true" text:style-name="L1">
        <text:list-item>
          <text:p text:style-name="P11">Requisitos:</text:p>
          <text:list>
            <text:list-header>
              <text:p text:style-name="P18"/>
              <text:list>
                <text:list-item>
                  <text:p text:style-name="P17"><text:span text:style-name="T2">Registro</text:span>: </text:p>
                  <text:list>
                    <text:list-item>
                      <text:p text:style-name="P19"><text:span text:style-name="T12">O sistema deve </text:span>ordenar automaticamente os agendamentos?</text:p>
                    </text:list-item>
                    <text:list-item>
                      <text:p text:style-name="P19">A rota deve ser gerada sobre a imagem ou também é necessária leitura com gps?</text:p>
                    </text:list-item>
                  </text:list>
                </text:list-item>
              </text:list>
            </text:list-header>
          </text:list>
        </text:list-item>
      </text:list>
      <text:p text:style-name="P4"/>
      <text:list xml:id="list171855236498111" text:continue-numbering="true" text:style-name="L1">
        <text:list-item>
          <text:list>
            <text:list-item>
              <text:list>
                <text:list-item>
                  <text:p text:style-name="P20">Consultas:</text:p>
                  <text:list>
                    <text:list-item>
                      <text:p text:style-name="P21">Consulta do usuário empresa</text:p>
                      <text:p text:style-name="P22"/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/>
      <text:p text:style-name="P1"/>
      <text:p text:style-name="P5">O sistema deve armazenar automaticamente o estado do registro de manutenção, a data de mudança e o usuario responsavel.</text:p>
      <text:p text:style-name="P7">Ainda, possibilitar a visualizaçao de detalhes das obras de manutençao de acordo com os filtros especificados nos Requisitos Funcionais.</text:p>
      <text:p text:style-name="P7"/>
      <text:p text:style-name="P7"/>
      <text:p text:style-name="P25">o sistema de coordenada projetadas (EPSG:4087), </text:p>
      <text:p text:style-name="P25">que possibilite a navegação do usuário (zoom in/out; mover parde satélite, </text:p>
      <text:p text:style-name="P25">camada de regiões administrativas, camada de rodovias, camada de centros administrativos. </text:p>
      <text:p text:style-name="P6"><text:span text:style-name="T9">Com serviço ainda deve centralizar o mapa de acordo com o endereço (</text:span><text:span text:style-name="T13">RFS0000 - Inserir endereço</text:span><text:span text:style-name="T9"> )</text:span></text:p>
      <text:p text:style-name="P23"/>
      <text:p text:style-name="P23"/>
      <text:p text:style-name="P23"/>
      <text:p text:style-name="P6"><text:span text:style-name="T9">O </text:span><text:span text:style-name="T8">administrador detem a permissão para gerar usuários do tipo Gerente e Administrador. </text:span></text:p>
      <text:p text:style-name="P7"/>
      <text:p text:style-name="P7">Os tipos Visitante e Empresa devem estar disponíveis para ser criados #duvida</text:p>
      <text:p text:style-name="P7"/>
      <text:p text:style-name="P7">O formulário deve registrar os seguintes campos:</text:p>
      <text:p text:style-name="P7"/>
      <text:list xml:id="list2678051437" text:style-name="WWNum1">
        <text:list-item>
          <text:p text:style-name="P26">Tipo de usuário (Gerente ou Administrador ou Usuário)    </text:p>
        </text:list-item>
      </text:list>
      <text:p text:style-name="P30">    </text:p>
      <text:p text:style-name="P31">*****************************************************</text:p>
      <text:p text:style-name="P30">Gerente:    </text:p>
      <text:list xml:id="list2698930915" text:style-name="WWNum2">
        <text:list-item>
          <text:p text:style-name="P27">Nome completo (Alfanumérico com até 50 caracteres; obrigatório)        </text:p>
        </text:list-item>
        <text:list-item>
          <text:p text:style-name="P27">Data de nascimento (Data; obrigatório; dd/mm/aa)        </text:p>
        </text:list-item>
        <text:list-item>
          <text:p text:style-name="P27">Setor (Técnico ou Financeiro)        </text:p>
        </text:list-item>
        <text:list-item>
          <text:p text:style-name="P27">CPF/ (Alfanumérico com até 11 caracteres; obrigatório; xxxxxxxxxxx)        </text:p>
        </text:list-item>
        <text:list-item>
          <text:p text:style-name="P27">E-mail (Alfanumérico com até 20 caracteres; obrigatório; deverá conter @)        </text:p>
        </text:list-item>
        <text:list-item>
          <text:p text:style-name="P27">Telefone para contato (Alfanumérico com até 13 caracteres; obrigatório; (xx)xxxxxxxxx)        </text:p>
        </text:list-item>
      </text:list>
      <text:p text:style-name="P7"/>
      <text:p text:style-name="P7">*****************************************************</text:p>
      <text:p text:style-name="P7"/>
      <text:p text:style-name="P7">Visitante:</text:p>
      <text:list xml:id="list62241262" text:style-name="WWNum3">
        <text:list-item>
          <text:list>
            <text:list-item>
              <text:p text:style-name="P28">Nome completo (Alfanumérico com até 50 caracteres; obrigatório)        </text:p>
            </text:list-item>
            <text:list-item>
              <text:p text:style-name="P28"><text:soft-page-break/>CPF (Alfanumérico com até 11 caracteres; obrigatório; xxxxxxxxxxx)        </text:p>
            </text:list-item>
            <text:list-item>
              <text:p text:style-name="P28">E-mail (Alfanumérico com até 20 caracteres; obrigatório; deverá conter @)        </text:p>
            </text:list-item>
            <text:list-item>
              <text:p text:style-name="P28">Telefone para contato (Alfanumérico com até 13 caracteres; obrigatório; (xx)xxxxxxxxx)     </text:p>
            </text:list-item>
          </text:list>
        </text:list-item>
      </text:list>
      <text:p text:style-name="P8"/>
      <text:p text:style-name="P9">*****************************************************</text:p>
      <text:p text:style-name="P9"/>
      <text:p text:style-name="P9">Empresa:</text:p>
      <text:list xml:id="list2386525266" text:style-name="WWNum5">
        <text:list-item>
          <text:p text:style-name="P29"/>
        </text:list-item>
      </text:list>
      <text:p text:style-name="P33"/>
      <text:p text:style-name="P34"/>
      <text:p text:style-name="P34"/>
      <text:p text:style-name="P34"/>
      <text:p text:style-name="P34">RFS0022 - Homologar orçamento</text:p>
      <text:p text:style-name="P34"/>
      <text:p text:style-name="P10"><text:span text:style-name="T9">O </text:span><text:span text:style-name="T8">sistema deve permitir ao usuário Gerente financeiro Aprovar ou reprovar o orçamento. </text:span></text:p>
      <text:p text:style-name="P7">Esta ação modifica o status do registro, que passa de:</text:p>
      <text:p text:style-name="P35">"Aguardando aprovação" para "Orçamento aprovado/Orçamento reprovado"</text:p>
      <text:p text:style-name="P34"/>
      <text:p text:style-name="P34"/>
      <text:p text:style-name="P36">Lista estática de Municípios/ Estados</text:p>
      <text:p text:style-name="P36"/>
      <text:p text:style-name="P40">A<text:span text:style-name="T14">C</text:span></text:p>
      <text:p text:style-name="P38"><text:span text:style-name="T8">AL</text:span></text:p>
      <text:p text:style-name="P38"><text:span text:style-name="T8">AP</text:span></text:p>
      <text:p text:style-name="P38"><text:span text:style-name="T8">AM</text:span></text:p>
      <text:p text:style-name="P38"><text:span text:style-name="T8">BA</text:span></text:p>
      <text:p text:style-name="P37"><text:span text:style-name="T8">CE</text:span></text:p>
      <text:p text:style-name="P37"><text:span text:style-name="T8">DF</text:span></text:p>
      <text:p text:style-name="P37"><text:span text:style-name="T8">ES</text:span></text:p>
      <text:p text:style-name="P37"><text:span text:style-name="T8">GO</text:span></text:p>
      <text:p text:style-name="P37"><text:span text:style-name="T8">MA</text:span></text:p>
      <text:p text:style-name="P37"><text:span text:style-name="T8">MT</text:span></text:p>
      <text:p text:style-name="P37"><text:span text:style-name="T8">MS</text:span></text:p>
      <text:p text:style-name="P37"><text:span text:style-name="T8">MG</text:span></text:p>
      <text:p text:style-name="P37"><text:span text:style-name="T8">PA</text:span></text:p>
      <text:p text:style-name="P37"><text:span text:style-name="T8">PB</text:span></text:p>
      <text:p text:style-name="P37"><text:span text:style-name="T8">PR</text:span></text:p>
      <text:p text:style-name="P37"><text:span text:style-name="T8">PE</text:span></text:p>
      <text:p text:style-name="P37"><text:span text:style-name="T8">PI</text:span></text:p>
      <text:p text:style-name="P37"><text:span text:style-name="T8">RJ</text:span></text:p>
      <text:p text:style-name="P37"><text:span text:style-name="T8">RN</text:span></text:p>
      <text:p text:style-name="P37"><text:span text:style-name="T8">RS</text:span></text:p>
      <text:p text:style-name="P38"><text:span text:style-name="T10">R</text:span><text:span text:style-name="T8">O</text:span></text:p>
      <text:p text:style-name="P38"><text:span text:style-name="T8">RR</text:span></text:p>
      <text:p text:style-name="P37"><text:span text:style-name="T8">SC</text:span></text:p>
      <text:p text:style-name="P39"><text:span text:style-name="T11">S</text:span><text:span text:style-name="T8">P</text:span></text:p>
      <text:p text:style-name="P39"><text:span text:style-name="T11">S</text:span><text:span text:style-name="T8">E</text:span></text:p>
      <text:p text:style-name="P41"><text:span text:style-name="T8">TO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37:55.332019276</meta:creation-date>
    <dc:date>2018-05-21T17:18:54.669667317</dc:date>
    <meta:editing-duration>PT7H9M20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2" meta:paragraph-count="81" meta:word-count="390" meta:character-count="2679" meta:non-whitespace-character-count="2298"/>
  </office:meta>
</office:document-meta>
</file>